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5eb67"/>
    </style:style>
    <style:style style:name="P2" style:family="paragraph" style:parent-style-name="Standard">
      <style:paragraph-properties fo:text-align="start" style:justify-single-word="false"/>
      <style:text-properties officeooo:rsid="0005eb67" officeooo:paragraph-rsid="0005eb67"/>
    </style:style>
    <style:style style:name="P3" style:family="paragraph" style:parent-style-name="Standard">
      <style:paragraph-properties fo:text-align="start" style:justify-single-word="false"/>
      <style:text-properties fo:font-weight="bold" officeooo:rsid="001e43f8" officeooo:paragraph-rsid="001e43f8" style:font-weight-asian="bold" style:font-weight-complex="bold"/>
    </style:style>
    <style:style style:name="P4" style:family="paragraph" style:parent-style-name="Standard">
      <style:paragraph-properties fo:text-align="start" style:justify-single-word="false"/>
      <style:text-properties fo:font-weight="bold" officeooo:rsid="00240e7a" officeooo:paragraph-rsid="00240e7a"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05eb67" officeooo:paragraph-rsid="0005eb67" style:font-weight-asian="bold" style:font-weight-complex="bold"/>
    </style:style>
    <style:style style:name="P6" style:family="paragraph" style:parent-style-name="Standard">
      <style:paragraph-properties fo:text-align="start" style:justify-single-word="false"/>
      <style:text-properties officeooo:rsid="00093ac6" officeooo:paragraph-rsid="00093ac6"/>
    </style:style>
    <style:style style:name="P7" style:family="paragraph" style:parent-style-name="Standard">
      <style:paragraph-properties fo:text-align="start" style:justify-single-word="false"/>
      <style:text-properties officeooo:rsid="000ceb7f" officeooo:paragraph-rsid="000ceb7f"/>
    </style:style>
    <style:style style:name="P8" style:family="paragraph" style:parent-style-name="Standard">
      <style:paragraph-properties fo:text-align="start" style:justify-single-word="false"/>
      <style:text-properties officeooo:rsid="000ee21a" officeooo:paragraph-rsid="000ee21a"/>
    </style:style>
    <style:style style:name="P9" style:family="paragraph" style:parent-style-name="Standard">
      <style:paragraph-properties fo:text-align="start" style:justify-single-word="false"/>
      <style:text-properties officeooo:rsid="00110e4f" officeooo:paragraph-rsid="00110e4f"/>
    </style:style>
    <style:style style:name="P10" style:family="paragraph" style:parent-style-name="Standard">
      <style:paragraph-properties fo:text-align="start" style:justify-single-word="false"/>
      <style:text-properties officeooo:rsid="00110e4f" officeooo:paragraph-rsid="003b876c"/>
    </style:style>
    <style:style style:name="P11" style:family="paragraph" style:parent-style-name="Standard">
      <style:paragraph-properties fo:text-align="start" style:justify-single-word="false"/>
      <style:text-properties officeooo:rsid="0014073d" officeooo:paragraph-rsid="0014073d"/>
    </style:style>
    <style:style style:name="P12" style:family="paragraph" style:parent-style-name="Standard">
      <style:paragraph-properties fo:text-align="start" style:justify-single-word="false"/>
      <style:text-properties officeooo:rsid="0017eccf" officeooo:paragraph-rsid="0017eccf"/>
    </style:style>
    <style:style style:name="P13" style:family="paragraph" style:parent-style-name="Standard">
      <style:paragraph-properties fo:text-align="start" style:justify-single-word="false"/>
      <style:text-properties officeooo:rsid="0018aaab" officeooo:paragraph-rsid="0018aaab"/>
    </style:style>
    <style:style style:name="P14" style:family="paragraph" style:parent-style-name="Standard">
      <style:paragraph-properties fo:text-align="start" style:justify-single-word="false"/>
      <style:text-properties officeooo:rsid="001a91a4" officeooo:paragraph-rsid="001a91a4"/>
    </style:style>
    <style:style style:name="P15" style:family="paragraph" style:parent-style-name="Standard">
      <style:paragraph-properties fo:text-align="start" style:justify-single-word="false"/>
      <style:text-properties officeooo:rsid="001be153" officeooo:paragraph-rsid="001be153"/>
    </style:style>
    <style:style style:name="P16" style:family="paragraph" style:parent-style-name="Standard">
      <style:paragraph-properties fo:text-align="start" style:justify-single-word="false"/>
      <style:text-properties officeooo:rsid="001d3129" officeooo:paragraph-rsid="001d3129"/>
    </style:style>
    <style:style style:name="P17" style:family="paragraph" style:parent-style-name="Standard">
      <style:paragraph-properties fo:text-align="start" style:justify-single-word="false"/>
      <style:text-properties officeooo:rsid="001e43f8" officeooo:paragraph-rsid="001e43f8"/>
    </style:style>
    <style:style style:name="P18" style:family="paragraph" style:parent-style-name="Standard">
      <style:paragraph-properties fo:text-align="start" style:justify-single-word="false"/>
      <style:text-properties officeooo:rsid="001e43f8" officeooo:paragraph-rsid="0031b84f"/>
    </style:style>
    <style:style style:name="P19" style:family="paragraph" style:parent-style-name="Standard">
      <style:paragraph-properties fo:text-align="start" style:justify-single-word="false"/>
      <style:text-properties officeooo:rsid="00240e7a" officeooo:paragraph-rsid="00240e7a"/>
    </style:style>
    <style:style style:name="P20" style:family="paragraph" style:parent-style-name="Standard">
      <style:paragraph-properties fo:text-align="start" style:justify-single-word="false"/>
      <style:text-properties officeooo:rsid="002a5b4e" officeooo:paragraph-rsid="002a5b4e"/>
    </style:style>
    <style:style style:name="P21" style:family="paragraph" style:parent-style-name="Standard">
      <style:paragraph-properties fo:text-align="start" style:justify-single-word="false"/>
      <style:text-properties officeooo:rsid="002baa08" officeooo:paragraph-rsid="002baa08"/>
    </style:style>
    <style:style style:name="P22" style:family="paragraph" style:parent-style-name="Standard">
      <style:paragraph-properties fo:text-align="start" style:justify-single-word="false"/>
      <style:text-properties officeooo:rsid="002fc458" officeooo:paragraph-rsid="002fc458"/>
    </style:style>
    <style:style style:name="P23" style:family="paragraph" style:parent-style-name="Standard">
      <style:paragraph-properties fo:text-align="start" style:justify-single-word="false"/>
      <style:text-properties officeooo:rsid="00340e71" officeooo:paragraph-rsid="00340e71"/>
    </style:style>
    <style:style style:name="P24" style:family="paragraph" style:parent-style-name="Standard">
      <style:paragraph-properties fo:text-align="start" style:justify-single-word="false"/>
      <style:text-properties officeooo:rsid="003600af" officeooo:paragraph-rsid="003600af"/>
    </style:style>
    <style:style style:name="P25" style:family="paragraph" style:parent-style-name="Standard">
      <style:paragraph-properties fo:text-align="start" style:justify-single-word="false"/>
      <style:text-properties officeooo:rsid="00377f66" officeooo:paragraph-rsid="00377f66"/>
    </style:style>
    <style:style style:name="P26" style:family="paragraph" style:parent-style-name="Standard">
      <style:paragraph-properties fo:text-align="start" style:justify-single-word="false"/>
      <style:text-properties fo:font-style="italic" officeooo:rsid="003b876c" officeooo:paragraph-rsid="003b876c" style:font-style-asian="italic" style:font-style-complex="italic"/>
    </style:style>
    <style:style style:name="P27" style:family="paragraph" style:parent-style-name="Standard">
      <style:paragraph-properties fo:text-align="start" style:justify-single-word="false"/>
      <style:text-properties fo:font-style="italic" officeooo:rsid="003b876c" officeooo:paragraph-rsid="003d82a6" style:font-style-asian="italic" style:font-style-complex="italic"/>
    </style:style>
    <style:style style:name="P28" style:family="paragraph" style:parent-style-name="Standard">
      <style:paragraph-properties fo:text-align="start" style:justify-single-word="false"/>
      <style:text-properties fo:font-style="italic" officeooo:rsid="003b876c" officeooo:paragraph-rsid="004077c1" style:font-style-asian="italic" style:font-style-complex="italic"/>
    </style:style>
    <style:style style:name="T1" style:family="text">
      <style:text-properties officeooo:rsid="0005eb67"/>
    </style:style>
    <style:style style:name="T2" style:family="text">
      <style:text-properties officeooo:rsid="00093ac6"/>
    </style:style>
    <style:style style:name="T3" style:family="text">
      <style:text-properties officeooo:rsid="0018aaab"/>
    </style:style>
    <style:style style:name="T4" style:family="text">
      <style:text-properties officeooo:rsid="0031b84f"/>
    </style:style>
    <style:style style:name="T5" style:family="text">
      <style:text-properties officeooo:rsid="003600af"/>
    </style:style>
    <style:style style:name="T6" style:family="text">
      <style:text-properties officeooo:rsid="003b876c"/>
    </style:style>
    <style:style style:name="T7" style:family="text">
      <style:text-properties officeooo:rsid="004077c1"/>
    </style:style>
    <style:style style:name="T8" style:family="text">
      <style:text-properties officeooo:rsid="0040f932"/>
    </style:style>
    <style:style style:name="T9" style:family="text">
      <style:text-properties officeooo:rsid="0046784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EN 166 Artificial Intelligence</text:p>
      <text:p text:style-name="P1">Lab Assignment #1 </text:p>
      <text:p text:style-name="P1"><text:span text:style-name="T1">Eric Cheng</text:span> <text:span text:style-name="T1">00001186812</text:span></text:p>
      <text:p text:style-name="P1"/>
      <text:p text:style-name="P5">PART 1.</text:p>
      <text:p text:style-name="P2"/>
      <text:p text:style-name="P2">Exercise 1. <text:span text:style-name="T2">Numbers</text:span></text:p>
      <text:p text:style-name="P2"/>
      <text:p text:style-name="P2">&gt;&gt;&gt; a=123+122</text:p>
      <text:p text:style-name="P2">&gt;&gt;&gt; print(a)</text:p>
      <text:p text:style-name="P2">245</text:p>
      <text:p text:style-name="P2">&gt;&gt;&gt; b = 1.5*4</text:p>
      <text:p text:style-name="P2">&gt;&gt;&gt; print(b)</text:p>
      <text:p text:style-name="P2">6.0</text:p>
      <text:p text:style-name="P2">&gt;&gt;&gt; c=2**10</text:p>
      <text:p text:style-name="P2">&gt;&gt;&gt; print(c)</text:p>
      <text:p text:style-name="P2">1024</text:p>
      <text:p text:style-name="P2">&gt;&gt;&gt; import math</text:p>
      <text:p text:style-name="P2">&gt;&gt;&gt; print(math.pi)</text:p>
      <text:p text:style-name="P2">3.141592653589793</text:p>
      <text:p text:style-name="P2">&gt;&gt;&gt; print(math.sqrt(36))</text:p>
      <text:p text:style-name="P2">6.0</text:p>
      <text:p text:style-name="P2">&gt;&gt;&gt; import random</text:p>
      <text:p text:style-name="P2">&gt;&gt;&gt; a=random.random()</text:p>
      <text:p text:style-name="P2">&gt;&gt;&gt; print('a=',a)</text:p>
      <text:p text:style-name="P2">a= 0.09964343847496604</text:p>
      <text:p text:style-name="P2">&gt;&gt;&gt; b = random.choice([1,2,3,4])</text:p>
      <text:p text:style-name="P2">&gt;&gt;&gt; print('b=', b)</text:p>
      <text:p text:style-name="P2">b= 1</text:p>
      <text:p text:style-name="P2"/>
      <text:p text:style-name="P6">Exercise 2. Strings</text:p>
      <text:p text:style-name="P6"/>
      <text:p text:style-name="P7">&gt;&gt;&gt; S='Spam' # make a 4-character string, and assign it to a name</text:p>
      <text:p text:style-name="P7">&gt;&gt;&gt; len(S)</text:p>
      <text:p text:style-name="P7">4</text:p>
      <text:p text:style-name="P7">&gt;&gt;&gt; S[0]</text:p>
      <text:p text:style-name="P7">'S'</text:p>
      <text:p text:style-name="P7">&gt;&gt;&gt; S[1]</text:p>
      <text:p text:style-name="P7">'p'</text:p>
      <text:p text:style-name="P7">&gt;&gt;&gt; S[-1]</text:p>
      <text:p text:style-name="P7">'m'</text:p>
      <text:p text:style-name="P7">&gt;&gt;&gt; S[-2]</text:p>
      <text:p text:style-name="P7">'a'</text:p>
      <text:p text:style-name="P7">&gt;&gt;&gt; S[len(S)-1]</text:p>
      <text:p text:style-name="P7">'m'</text:p>
      <text:p text:style-name="P7">&gt;&gt;&gt; S[1:3]</text:p>
      <text:p text:style-name="P7">'pa'</text:p>
      <text:p text:style-name="P7">&gt;&gt;&gt; S = 'z' + S[1:]</text:p>
      <text:p text:style-name="P7">&gt;&gt;&gt; S</text:p>
      <text:p text:style-name="P7"><text:soft-page-break/>'zpam'</text:p>
      <text:p text:style-name="P7"/>
      <text:p text:style-name="P8">Exercise 3. Lists</text:p>
      <text:p text:style-name="P8"/>
      <text:p text:style-name="P9">&gt;&gt;&gt; L=[123, 'spam', 1.23] # A list of three different-type objects</text:p>
      <text:p text:style-name="P9">&gt;&gt;&gt; len(L) # number of items in the list</text:p>
      <text:p text:style-name="P9">3</text:p>
      <text:p text:style-name="P9">&gt;&gt;&gt; L[0]</text:p>
      <text:p text:style-name="P9">123</text:p>
      <text:p text:style-name="P9">&gt;&gt;&gt; L[:-1] # Slicing a list returns a new list</text:p>
      <text:p text:style-name="P10">[123, 'spam']<text:span text:style-name="T6">[echeng@linux10618 Part2]$ python3 class2.py</text:span></text:p>
      <text:p text:style-name="P9">&gt;&gt;&gt; L+[4,5,6] # contact/repeat make new lists too</text:p>
      <text:p text:style-name="P9">[123, 'spam', 1.23, 4, 5, 6]</text:p>
      <text:p text:style-name="P9">&gt;&gt;&gt; L*2 # repeat</text:p>
      <text:p text:style-name="P9">[123, 'spam', 1.23, 123, 'spam', 1.23]</text:p>
      <text:p text:style-name="P9">&gt;&gt;&gt; L</text:p>
      <text:p text:style-name="P9">[123, 'spam', 1.23]</text:p>
      <text:p text:style-name="P9">&gt;&gt;&gt; M = ['bb', 'aa', 'cc']</text:p>
      <text:p text:style-name="P9">&gt;&gt;&gt; M.sort</text:p>
      <text:p text:style-name="P9">&lt;built-in method sort of list object at 0x7f4da8b407c8&gt;</text:p>
      <text:p text:style-name="P9">&gt;&gt;&gt; M.sort()</text:p>
      <text:p text:style-name="P9">&gt;&gt;&gt; M</text:p>
      <text:p text:style-name="P9">['aa', 'bb', 'cc']</text:p>
      <text:p text:style-name="P9">&gt;&gt;&gt; M.reverse()</text:p>
      <text:p text:style-name="P9">&gt;&gt;&gt; M</text:p>
      <text:p text:style-name="P9">['cc', 'bb', 'aa']</text:p>
      <text:p text:style-name="P9">&gt;&gt;&gt; M = [[1,2,3], [4,5,6], [7,8,9]]</text:p>
      <text:p text:style-name="P9">&gt;&gt;&gt; M[1]</text:p>
      <text:p text:style-name="P9">[4, 5, 6]</text:p>
      <text:p text:style-name="P9">&gt;&gt;&gt; M[1][2]</text:p>
      <text:p text:style-name="P9">6</text:p>
      <text:p text:style-name="P9">&gt;&gt;&gt; diag = [M[i][i] for i in [0, 1, 2]]</text:p>
      <text:p text:style-name="P9">&gt;&gt;&gt; diag</text:p>
      <text:p text:style-name="P9">[1, 5, 9]</text:p>
      <text:p text:style-name="P9">&gt;&gt;&gt; doubles = [c * 2 for c in 'spam'] </text:p>
      <text:p text:style-name="P9">&gt;&gt;&gt; doubles</text:p>
      <text:p text:style-name="P9">['ss', 'pp', 'aa', 'mm']</text:p>
      <text:p text:style-name="P9">&gt;&gt;&gt; list(range(4))</text:p>
      <text:p text:style-name="P9">[0, 1, 2, 3]</text:p>
      <text:p text:style-name="P9">&gt;&gt;&gt; list(range(-6, 7, 2)) # −6 to +6 by 2 (need list() in 3.X)</text:p>
      <text:p text:style-name="P9">[-6, -4, -2, 0, 2, 4, 6]</text:p>
      <text:p text:style-name="P9">&gt;&gt;&gt; [[x ** 2, x ** 3] for x in range(4)] # Multiple values, “if” filters</text:p>
      <text:p text:style-name="P9">[[0, 0], [1, 1], [4, 8], [9, 27]]</text:p>
      <text:p text:style-name="P9">&gt;&gt;&gt; [[x, x/2, x * 2] for x in range(-6, 7, 2) if x &gt; 0] </text:p>
      <text:p text:style-name="P9">[[2, 1.0, 4], [4, 2.0, 8], [6, 3.0, 12]]</text:p>
      <text:p text:style-name="P9"/>
      <text:p text:style-name="P11">Exercise 4. Dictionaries</text:p>
      <text:p text:style-name="P11"/>
      <text:p text:style-name="P11">&gt;&gt;&gt; D = {'food': 'Spam', 'quantity': 4, 'color': 'pink'}</text:p>
      <text:p text:style-name="P11"><text:soft-page-break/>&gt;&gt;&gt; D['food'] # Fetch value of key 'food'</text:p>
      <text:p text:style-name="P11">'Spam'</text:p>
      <text:p text:style-name="P11">&gt;&gt;&gt; D['quantity'] += 1 # Add 1 to 'quantity' value</text:p>
      <text:p text:style-name="P11">&gt;&gt;&gt; D</text:p>
      <text:p text:style-name="P11">{'food': 'Spam', 'quantity': 5, 'color': 'pink'}</text:p>
      <text:p text:style-name="P11">&gt;&gt;&gt; D = {}</text:p>
      <text:p text:style-name="P11">&gt;&gt;&gt; D['name'] = 'Bob' # Create keys by assignment</text:p>
      <text:p text:style-name="P11">&gt;&gt;&gt; D['job'] = 'dev'</text:p>
      <text:p text:style-name="P11">&gt;&gt;&gt; D['age'] = 40</text:p>
      <text:p text:style-name="P11">&gt;&gt;&gt; D</text:p>
      <text:p text:style-name="P11">{'name': 'Bob', 'job': 'dev', 'age': 40}</text:p>
      <text:p text:style-name="P11">&gt;&gt;&gt; print(D['name'])</text:p>
      <text:p text:style-name="P11">Bob</text:p>
      <text:p text:style-name="P11">&gt;&gt;&gt; bob1 = dict(name='Bob', job='dev', age=40) # Keywords</text:p>
      <text:p text:style-name="P11">&gt;&gt;&gt; bob1</text:p>
      <text:p text:style-name="P11">{'name': 'Bob', 'job': 'dev', 'age': 40}</text:p>
      <text:p text:style-name="P11">&gt;&gt;&gt; bob2 = dict(zip(['name', 'job', 'age'], ['Bob', 'dev', 40])) # Zipping</text:p>
      <text:p text:style-name="P11">&gt;&gt;&gt; bob2</text:p>
      <text:p text:style-name="P11">{'name': 'Bob', 'job': 'dev', 'age': 40}</text:p>
      <text:p text:style-name="P11"/>
      <text:p text:style-name="P11">Exercise 5. <text:span text:style-name="T3">Tuples</text:span></text:p>
      <text:p text:style-name="P11"/>
      <text:p text:style-name="P12">&gt;&gt;&gt; T = (1, 2, 3, 4) # A 4-item tuple</text:p>
      <text:p text:style-name="P12">&gt;&gt;&gt; len(T) # Length</text:p>
      <text:p text:style-name="P12">4</text:p>
      <text:p text:style-name="P12">&gt;&gt;&gt; T + (5, 6) # Concatenation</text:p>
      <text:p text:style-name="P12">(1, 2, 3, 4, 5, 6)</text:p>
      <text:p text:style-name="P12">&gt;&gt;&gt; T[0] # Indexing, slicing, and more</text:p>
      <text:p text:style-name="P12">1</text:p>
      <text:p text:style-name="P12">&gt;&gt;&gt; T.index(4) # Tuple methods: 4 appears at offset 3</text:p>
      <text:p text:style-name="P12">3</text:p>
      <text:p text:style-name="P12">&gt;&gt;&gt; T.count(4) # 4 appears once</text:p>
      <text:p text:style-name="P12">1</text:p>
      <text:p text:style-name="P12">&gt;&gt;&gt; T[0] = 2 # Tuples are immutable</text:p>
      <text:p text:style-name="P12">Traceback (most recent call last):</text:p>
      <text:p text:style-name="P12"><text:s text:c="2"/>File "&lt;stdin&gt;", line 1, in &lt;module&gt;</text:p>
      <text:p text:style-name="P12">TypeError: 'tuple' object does not support item assignment</text:p>
      <text:p text:style-name="P12">&gt;&gt;&gt; T = (2,) + T[1:] # Make a new tuple for a new value</text:p>
      <text:p text:style-name="P12">&gt;&gt;&gt; T</text:p>
      <text:p text:style-name="P12">(2, 2, 3, 4)</text:p>
      <text:p text:style-name="P12">&gt;&gt;&gt; T = 'spam', 3.0, [11, 22, 33]</text:p>
      <text:p text:style-name="P12">&gt;&gt;&gt; T[1]</text:p>
      <text:p text:style-name="P12">3.0</text:p>
      <text:p text:style-name="P12">&gt;&gt;&gt; T[2][1]</text:p>
      <text:p text:style-name="P12">22<text:line-break/></text:p>
      <text:p text:style-name="P13">Exercise 6. if Tests &amp; Syntax Rules</text:p>
      <text:p text:style-name="P13"/>
      <text:p text:style-name="P14">x =1</text:p>
      <text:p text:style-name="P14"><text:soft-page-break/>if x:</text:p>
      <text:p text:style-name="P14"><text:s/>y= 2</text:p>
      <text:p text:style-name="P14"><text:s/>if y:</text:p>
      <text:p text:style-name="P14"><text:s/><text:tab/>print('block2')</text:p>
      <text:p text:style-name="P14"><text:s/>print('block1')</text:p>
      <text:p text:style-name="P14">print('block0')</text:p>
      <text:p text:style-name="P14">choice = 'ham'</text:p>
      <text:p text:style-name="P14">if choice == 'spam': # the equivalent if statement</text:p>
      <text:p text:style-name="P14"><text:s/>print(1.25) </text:p>
      <text:p text:style-name="P14">elif choice == 'ham':</text:p>
      <text:p text:style-name="P14"><text:s/>print(1.99)</text:p>
      <text:p text:style-name="P14">elif choice == 'eggs':</text:p>
      <text:p text:style-name="P14"><text:s/>print(0.99)</text:p>
      <text:p text:style-name="P14">elif choice == 'bacon':</text:p>
      <text:p text:style-name="P14"><text:s/>print(1.10)</text:p>
      <text:p text:style-name="P14">else:</text:p>
      <text:p text:style-name="P14"><text:s/>print('Bad choice')</text:p>
      <text:p text:style-name="P14"/>
      <text:p text:style-name="P14">block2</text:p>
      <text:p text:style-name="P14">block1</text:p>
      <text:p text:style-name="P14">block0</text:p>
      <text:p text:style-name="P14">1.99</text:p>
      <text:p text:style-name="P14"/>
      <text:p text:style-name="P15">Exercise 7. while &amp; for Loops</text:p>
      <text:p text:style-name="P15"/>
      <text:p text:style-name="P16">x = 'spam'</text:p>
      <text:p text:style-name="P16">while x: # while x is not empty</text:p>
      <text:p text:style-name="P16"><text:tab/>print(x,end=' ') # in 2.X use print x</text:p>
      <text:p text:style-name="P16"><text:tab/>x=x[1:] # strip first character off x</text:p>
      <text:p text:style-name="P16">a=0; b=10</text:p>
      <text:p text:style-name="P16">while a&lt;b: # one way to code counter loops</text:p>
      <text:p text:style-name="P16"><text:tab/>print(a,end=' ')</text:p>
      <text:p text:style-name="P16"><text:tab/>a+=1 # or, a = a + 1</text:p>
      <text:p text:style-name="P16">x=10</text:p>
      <text:p text:style-name="P16">while x:</text:p>
      <text:p text:style-name="P16"><text:tab/>x=x-1 # or, x -=1</text:p>
      <text:p text:style-name="P16"><text:tab/>if x%2 !=0: continue # odd? – skip print</text:p>
      <text:p text:style-name="P16"><text:tab/>print(x, end=' ')</text:p>
      <text:p text:style-name="P16">for x in ["spam", "eggs", "ham"]:</text:p>
      <text:p text:style-name="P16"><text:tab/>print(x, end=' ')</text:p>
      <text:p text:style-name="P16">sum = 0</text:p>
      <text:p text:style-name="P16">for x in [1, 2, 3, 4]:</text:p>
      <text:p text:style-name="P16"><text:tab/>sum = sum + x</text:p>
      <text:p text:style-name="P16">sum</text:p>
      <text:p text:style-name="P16">prod = 1</text:p>
      <text:p text:style-name="P16">for item in [1,2,3,4]: prod*= item</text:p>
      <text:p text:style-name="P16">prod</text:p>
      <text:p text:style-name="P16">spam pam am m 0 1 2 3 4 5 6 7 8 9 8 6 4 2 0 spam eggs ham </text:p>
      <text:p text:style-name="P16"/>
      <text:p text:style-name="P3"><text:soft-page-break/>PART 2.</text:p>
      <text:p text:style-name="P17"/>
      <text:p text:style-name="P17">Exercise 8. Functions</text:p>
      <text:p text:style-name="P17"/>
      <text:p text:style-name="P4">fun1.py</text:p>
      <text:p text:style-name="P19"/>
      <text:p text:style-name="P19">def times(x,y): # create and assign function</text:p>
      <text:p text:style-name="P19"><text:s/>return x*y # Body executed when called</text:p>
      <text:p text:style-name="P19">a = times(2,4)</text:p>
      <text:p text:style-name="P19">b = times('Ok', 4) # Functions are “typeless”</text:p>
      <text:p text:style-name="P19">print(a,'\n', b)</text:p>
      <text:p text:style-name="P17"/>
      <text:p text:style-name="P19">8 </text:p>
      <text:p text:style-name="P19"><text:s/>OkOkOkOk</text:p>
      <text:p text:style-name="P19"/>
      <text:p text:style-name="P28">Explanation: <text:span text:style-name="T7">In this problem, the function “times” is defined, and returns the product of the two parameters. The script then executes a, which is times(2,4), and plugging it into the function gives 2*4 which is 8. The b function does the same thing, but instead of two integers, it uses a char of Ok, and multiplies that by 4. Since python does not limit operations between data types, the function prints out four Ok’s.</text:span></text:p>
      <text:p text:style-name="P19"/>
      <text:p text:style-name="P4">fun2.py</text:p>
      <text:p text:style-name="P19"/>
      <text:p text:style-name="P19">def intersect(seq1, seq2):</text:p>
      <text:p text:style-name="P19"><text:tab/>res = []<text:tab/><text:tab/><text:tab/><text:tab/># Start empty</text:p>
      <text:p text:style-name="P19"><text:tab/>for x in seq1:<text:tab/><text:tab/><text:tab/># Scan seq1</text:p>
      <text:p text:style-name="P19"><text:tab/><text:tab/>if x in seq2:<text:tab/><text:tab/># Common item?</text:p>
      <text:p text:style-name="P19"><text:tab/><text:tab/><text:tab/>res.append(x)<text:tab/># Add to end</text:p>
      <text:p text:style-name="P19"><text:tab/>return res</text:p>
      <text:p text:style-name="P19"/>
      <text:p text:style-name="P19">s1 = "SPAM"</text:p>
      <text:p text:style-name="P19">s2 = "SCAM"</text:p>
      <text:p text:style-name="P19">result1 = intersect(s1, s2)</text:p>
      <text:p text:style-name="P19">print(result1)</text:p>
      <text:p text:style-name="P19">result2 = intersect([1, 2, 3], (1, 4)) # mixed type: list &amp; tuple</text:p>
      <text:p text:style-name="P19">print(result2)</text:p>
      <text:p text:style-name="P19"/>
      <text:p text:style-name="P19">['S', 'A', 'M']</text:p>
      <text:p text:style-name="P19">[1]</text:p>
      <text:p text:style-name="P19"/>
      <text:p text:style-name="P26">Explanation: <text:span text:style-name="T8">In this function, there exists a function called intersect, which appends common items. Given are the strings “SPAM” and “SCAM”. Result1 calls the intersect functions for s1 and s2; the function first loops through the parameter seq1, which in this case is s1, and then checks every value of seq2. Since both s1 and s2 contain the letter S, A, and M, they are appended to a new array ‘S’, ‘A’, ‘M’ and printed out. For result2, it does the same thing but with numbers, and shows that there is a common value of 1 in both the list and the tuple, shows they are inoperable. </text:span></text:p>
      <text:p text:style-name="P19"/>
      <text:p text:style-name="P19">Exercise 9. modules</text:p>
      <text:p text:style-name="P19"/>
      <text:p text:style-name="P20"><text:soft-page-break/>[echeng@linux10611 Part2]$ python3 test1_module.py </text:p>
      <text:p text:style-name="P20">30</text:p>
      <text:p text:style-name="P20"/>
      <text:p text:style-name="P20">[echeng@linux10611 Part2]$ python3 test2_module.py </text:p>
      <text:p text:style-name="P20">15</text:p>
      <text:p text:style-name="P20">200</text:p>
      <text:p text:style-name="P20"/>
      <text:p text:style-name="P20">[echeng@linux10611 Part2]$ python3 test3_module.py </text:p>
      <text:p text:style-name="P20">30 </text:p>
      <text:p text:style-name="P20">200</text:p>
      <text:p text:style-name="P20"/>
      <text:p text:style-name="P27">Explanation: <text:span text:style-name="T8">Module.py contains a multiplier function and an adder function, which pretty much do what their function name is. For test1, it sums module.a and module.b, which as defined in the module.py, is 10+20 which gives 30. For test2, two new variables are defined, c which is 5, and d which is 10. The result for the adder gives c and d which give 15. The result for the second adder gives multiplier of a and b, which are 10 and 20. That gives 200. For test3, result1 sums a and b, which gives 30 as in test1. Result2 gives the product of a and b, which gives 200 as in test2.</text:span></text:p>
      <text:p text:style-name="P20"/>
      <text:p text:style-name="P21">Exercise 10. built-in attribute of modules</text:p>
      <text:p text:style-name="P21"/>
      <text:p text:style-name="P22">minmax.py</text:p>
      <text:p text:style-name="P22"/>
      <text:p text:style-name="P22">def minmax(test,array):</text:p>
      <text:p text:style-name="P22"><text:tab/>res = array[0]</text:p>
      <text:p text:style-name="P22"><text:tab/>for arg in array[1:]:</text:p>
      <text:p text:style-name="P22"><text:tab/><text:tab/>if test(arg, res):</text:p>
      <text:p text:style-name="P22"><text:tab/><text:tab/><text:tab/>res = arg</text:p>
      <text:p text:style-name="P22"><text:tab/>return res</text:p>
      <text:p text:style-name="P22">def lessthan(x,y): return x&lt;y</text:p>
      <text:p text:style-name="P22">def grtrthan(x,y): return x&gt;y</text:p>
      <text:p text:style-name="P22"/>
      <text:p text:style-name="P22">print(minmax(lessthan, [4,2,1,5,6,3])) # self-test code</text:p>
      <text:p text:style-name="P22">print(minmax(grtrthan, [4,2,1,5,6,3]))</text:p>
      <text:p text:style-name="P22"/>
      <text:p text:style-name="P22">&gt;&gt;&gt; import minmax</text:p>
      <text:p text:style-name="P22">1</text:p>
      <text:p text:style-name="P22">6</text:p>
      <text:p text:style-name="P22">minmax2.py</text:p>
      <text:p text:style-name="P22"/>
      <text:p text:style-name="P22">def minmax(test,array):</text:p>
      <text:p text:style-name="P22"><text:s text:c="2"/>res = array[0]</text:p>
      <text:p text:style-name="P22"><text:s text:c="2"/>for arg in array[1:]:</text:p>
      <text:p text:style-name="P22"><text:s text:c="4"/>if test(arg, res):</text:p>
      <text:p text:style-name="P22"><text:s text:c="6"/>res = arg</text:p>
      <text:p text:style-name="P22"><text:s text:c="2"/>return res</text:p>
      <text:p text:style-name="P22"/>
      <text:p text:style-name="P22">def lessthan(x,y): return x&lt;y</text:p>
      <text:p text:style-name="P22">def grtrthan(x,y): return x&gt;y</text:p>
      <text:p text:style-name="P22"/>
      <text:p text:style-name="P22"><text:soft-page-break/>if __name__ == '__main__':</text:p>
      <text:p text:style-name="P22"><text:s text:c="2"/>print(minmax(lessthan, [4,2,1,5,6,3])) # self-test code</text:p>
      <text:p text:style-name="P22"><text:s text:c="2"/>print(minmax(grtrthan, [4,2,1,5,6,3]))</text:p>
      <text:p text:style-name="P22"/>
      <text:p text:style-name="P22">&gt;&gt;&gt; import minmax2</text:p>
      <text:p text:style-name="P22">&gt;&gt;&gt; </text:p>
      <text:p text:style-name="P22"/>
      <text:p text:style-name="P27">Explanation: <text:span text:style-name="T9">For minmax.py, the function called finds the largest and smallest value of an input array using the functions lessthan and grtrthan. Lessthan and grtrthan have very simple functions; one finds the smaller value of two input parameters and one returns the larger value. Calling minmax searches the array iteratively and returns the largest or smallest value of the array.</text:span></text:p>
      <text:p text:style-name="P22"/>
      <text:p text:style-name="P18">Exercise <text:span text:style-name="T4">11</text:span>. <text:span text:style-name="T4">Object-Oriented Programming and Classes</text:span></text:p>
      <text:p text:style-name="P18"/>
      <text:p text:style-name="P23">class1.py</text:p>
      <text:p text:style-name="P23"/>
      <text:p text:style-name="P24">[echeng@linux10618 Part2]$ python3 class1.py</text:p>
      <text:p text:style-name="P24">King Arthur </text:p>
      <text:p text:style-name="P24"><text:s/>-5 </text:p>
      <text:p text:style-name="P24"/>
      <text:p text:style-name="P24">QQ </text:p>
      <text:p text:style-name="P24"><text:s/>-3 </text:p>
      <text:p text:style-name="P24"/>
      <text:p text:style-name="P24">QQ </text:p>
      <text:p text:style-name="P24"><text:s/>-3 </text:p>
      <text:p text:style-name="P24"/>
      <text:p text:style-name="P24">spam</text:p>
      <text:p text:style-name="P24"/>
      <text:p text:style-name="P23">class2.py</text:p>
      <text:p text:style-name="P23"/>
      <text:p text:style-name="P25">[echeng@linux10618 Part2]$ python3 class2.py</text:p>
      <text:p text:style-name="P25">10 </text:p>
      <text:p text:style-name="P25"><text:s/>20 </text:p>
      <text:p text:style-name="P25"/>
      <text:p text:style-name="P25">-15</text:p>
      <text:p text:style-name="P23"/>
      <text:p text:style-name="P23">class3.py</text:p>
      <text:p text:style-name="P23"/>
      <text:p text:style-name="P24">[echeng@linux10618 Part2]$ python3 class3.py</text:p>
      <text:p text:style-name="P24">['dev', 'mgr']</text:p>
      <text:p text:style-name="P24">('Sue', ['dev', 'cto'])</text:p>
      <text:p text:style-name="P23"/>
      <text:p text:style-name="P23"><text:span text:style-name="T5">class_as_module</text:span>.py</text:p>
      <text:p text:style-name="P23"/>
      <text:p text:style-name="P24">[echeng@linux10618 Part2]$ python3 class_as_module.py</text:p>
      <text:p text:style-name="P24">['dev', 'mgr']</text:p>
      <text:p text:style-name="P24">('Sue', ['dev', 'cto'])</text:p>
      <text:p text:style-name="P24">30</text:p>
      <text:p text:style-name="P24">('Jane', ['dev', 'mgr'])</text:p>
      <text:p text:style-name="P24"><text:soft-page-break/>35</text:p>
      <text:p text:style-name="P24">('Mike', ['dev', 'mgr'])</text:p>
      <text:p text:style-name="P24"/>
      <text:p text:style-name="P27">Explan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7:41:39.306645976</meta:creation-date>
    <dc:date>2019-10-03T18:46:17.991494818</dc:date>
    <meta:editing-duration>PT2H43M22S</meta:editing-duration>
    <meta:editing-cycles>30</meta:editing-cycles>
    <meta:generator>LibreOffice/5.3.6.1$Linux_X86_64 LibreOffice_project/30$Build-1</meta:generator>
    <meta:document-statistic meta:table-count="0" meta:image-count="0" meta:object-count="0" meta:page-count="8" meta:paragraph-count="274" meta:word-count="1344" meta:character-count="7468" meta:non-whitespace-character-count="6307"/>
  </office:meta>
</office:document-meta>
</file>